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ObsoleteHeadersList" style:family="table">
      <style:table-properties style:width="6.925in" table:align="margins"/>
    </style:style>
    <style:style style:name="ObsoleteHeadersList.A" style:family="table-column">
      <style:table-column-properties style:column-width="3.4625in" style:rel-column-width="32767*"/>
    </style:style>
    <style:style style:name="ObsoleteHeadersList.B" style:family="table-column">
      <style:table-column-properties style:column-width="3.4625in" style:rel-column-width="32768*"/>
    </style:style>
    <style:style style:name="ObsoleteHeadersList.A1" style:family="table-cell">
      <style:table-cell-properties style:writing-mode="page"/>
    </style:style>
    <style:style style:name="ObsoleteHeadersList.5" style:family="table-row">
      <style:table-row-properties style:min-row-height="0.1667in"/>
    </style:style>
    <style:style style:name="HeaderReplacements" style:family="table">
      <style:table-properties style:width="6.925in" table:align="margins"/>
    </style:style>
    <style:style style:name="HeaderReplacements.A" style:family="table-column">
      <style:table-column-properties style:column-width="3.4625in" style:rel-column-width="32767*"/>
    </style:style>
    <style:style style:name="HeaderReplacements.B" style:family="table-column">
      <style:table-column-properties style:column-width="3.4625in" style:rel-column-width="32768*"/>
    </style:style>
    <style:style style:name="HeaderReplacements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ce66e" officeooo:paragraph-rsid="000ce66e"/>
    </style:style>
    <style:style style:name="P2" style:family="paragraph" style:parent-style-name="Standard">
      <style:text-properties officeooo:rsid="000d851a" officeooo:paragraph-rsid="000d851a"/>
    </style:style>
    <style:style style:name="P3" style:family="paragraph" style:parent-style-name="Standard">
      <style:text-properties style:text-line-through-style="none" style:text-line-through-type="none" officeooo:rsid="000ff109" officeooo:paragraph-rsid="000ff109"/>
    </style:style>
    <style:style style:name="P4" style:family="paragraph" style:parent-style-name="Standard">
      <style:text-properties style:text-line-through-style="none" style:text-line-through-type="none" fo:font-weight="bold" officeooo:rsid="002dbce8" officeooo:paragraph-rsid="002dbce8" style:font-weight-asian="bold" style:font-weight-complex="bold"/>
    </style:style>
    <style:style style:name="P5" style:family="paragraph" style:parent-style-name="Standard">
      <style:text-properties style:text-line-through-style="none" style:text-line-through-type="none" officeooo:rsid="0030b717" officeooo:paragraph-rsid="0030b717"/>
    </style:style>
    <style:style style:name="P6" style:family="paragraph" style:parent-style-name="Standard">
      <style:text-properties fo:font-style="normal" officeooo:rsid="000ce66e" officeooo:paragraph-rsid="000ce66e" style:font-style-asian="normal" style:font-style-complex="normal"/>
    </style:style>
    <style:style style:name="P7" style:family="paragraph" style:parent-style-name="Standard">
      <style:text-properties fo:font-style="normal" officeooo:rsid="0020dc65" officeooo:paragraph-rsid="0020dc65" style:font-style-asian="normal" style:font-style-complex="normal"/>
    </style:style>
    <style:style style:name="P8" style:family="paragraph" style:parent-style-name="Standard">
      <style:text-properties fo:font-style="normal" officeooo:rsid="0020dc65" officeooo:paragraph-rsid="000ce66e" style:font-style-asian="normal" style:font-style-complex="normal"/>
    </style:style>
    <style:style style:name="P9" style:family="paragraph" style:parent-style-name="Standard">
      <style:text-properties fo:font-style="normal" officeooo:rsid="0027c8e9" officeooo:paragraph-rsid="0027c8e9" style:font-style-asian="normal" style:font-style-complex="normal"/>
    </style:style>
    <style:style style:name="P10" style:family="paragraph" style:parent-style-name="Standard">
      <style:text-properties fo:font-style="normal" officeooo:rsid="0029be6c" officeooo:paragraph-rsid="0029be6c" style:font-style-asian="normal" style:font-style-complex="normal"/>
    </style:style>
    <style:style style:name="P11" style:family="paragraph" style:parent-style-name="Standard">
      <style:text-properties fo:font-style="normal" officeooo:rsid="002d87c1" officeooo:paragraph-rsid="002d87c1" style:font-style-asian="normal" style:font-style-complex="normal"/>
    </style:style>
    <style:style style:name="P12" style:family="paragraph" style:parent-style-name="Standard">
      <style:text-properties fo:font-style="normal" officeooo:rsid="00278c17" officeooo:paragraph-rsid="0020dc65" style:font-style-asian="normal" style:font-style-complex="normal"/>
    </style:style>
    <style:style style:name="P13" style:family="paragraph" style:parent-style-name="Standard">
      <style:text-properties fo:font-style="normal" officeooo:rsid="0028d405" officeooo:paragraph-rsid="0027c8e9" style:font-style-asian="normal" style:font-style-complex="normal"/>
    </style:style>
    <style:style style:name="P14" style:family="paragraph" style:parent-style-name="Standard">
      <style:text-properties officeooo:rsid="00230b1a" officeooo:paragraph-rsid="00230b1a"/>
    </style:style>
    <style:style style:name="P15" style:family="paragraph" style:parent-style-name="Standard">
      <style:text-properties officeooo:rsid="00246776" officeooo:paragraph-rsid="00246776"/>
    </style:style>
    <style:style style:name="P16" style:family="paragraph" style:parent-style-name="Standard">
      <style:text-properties officeooo:rsid="00264383" officeooo:paragraph-rsid="00264383"/>
    </style:style>
    <style:style style:name="P17" style:family="paragraph" style:parent-style-name="Standard">
      <style:text-properties officeooo:rsid="0035ae26" officeooo:paragraph-rsid="0035ae26"/>
    </style:style>
    <style:style style:name="P18" style:family="paragraph" style:parent-style-name="Standard">
      <style:text-properties officeooo:paragraph-rsid="00130e62"/>
    </style:style>
    <style:style style:name="P19" style:family="paragraph" style:parent-style-name="Standard">
      <style:text-properties officeooo:rsid="000ce66e" officeooo:paragraph-rsid="000ce66e" fo:background-color="transparent"/>
    </style:style>
    <style:style style:name="P20" style:family="paragraph" style:parent-style-name="Table_20_Contents">
      <style:text-properties fo:font-weight="bold" officeooo:rsid="0014730f" officeooo:paragraph-rsid="0014730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30ae0" officeooo:paragraph-rsid="00130ae0" fo:background-color="transparent" style:font-weight-asian="bold" style:font-weight-complex="bold"/>
    </style:style>
    <style:style style:name="P22" style:family="paragraph" style:parent-style-name="Table_20_Contents">
      <style:text-properties officeooo:rsid="00130ae0" officeooo:paragraph-rsid="00130ae0" fo:background-color="transparent"/>
    </style:style>
    <style:style style:name="P23" style:family="paragraph" style:parent-style-name="Table_20_Contents">
      <style:text-properties officeooo:rsid="001797cc" officeooo:paragraph-rsid="001797cc" fo:background-color="transparent"/>
    </style:style>
    <style:style style:name="P24" style:family="paragraph" style:parent-style-name="Table_20_Contents">
      <style:text-properties officeooo:paragraph-rsid="001797cc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officeooo:paragraph-rsid="00130ae0" fo:background-color="transparent"/>
    </style:style>
    <style:style style:name="P26" style:family="paragraph" style:parent-style-name="Table_20_Contents">
      <style:text-properties officeooo:rsid="001b4b8a" officeooo:paragraph-rsid="001b4b8a" fo:background-color="transparent"/>
    </style:style>
    <style:style style:name="P27" style:family="paragraph" style:parent-style-name="Table_20_Contents">
      <style:text-properties officeooo:rsid="0020dc65" officeooo:paragraph-rsid="0020dc65" fo:background-color="transparent"/>
    </style:style>
    <style:style style:name="P28" style:family="paragraph" style:parent-style-name="Table_20_Contents">
      <style:text-properties officeooo:rsid="00209a07" officeooo:paragraph-rsid="00209a07" fo:background-color="transparent"/>
    </style:style>
    <style:style style:name="P29" style:family="paragraph" style:parent-style-name="Table_20_Contents">
      <style:text-properties officeooo:rsid="001f6e0e" officeooo:paragraph-rsid="001f6e0e" fo:background-color="transparent"/>
    </style:style>
    <style:style style:name="P30" style:family="paragraph" style:parent-style-name="Table_20_Contents">
      <style:text-properties officeooo:rsid="001e7130" officeooo:paragraph-rsid="001e7130" fo:background-color="transparent"/>
    </style:style>
    <style:style style:name="P31" style:family="paragraph" style:parent-style-name="Table_20_Contents">
      <style:text-properties officeooo:rsid="0015041c" officeooo:paragraph-rsid="0015041c" fo:background-color="transparent"/>
    </style:style>
    <style:style style:name="P32" style:family="paragraph" style:parent-style-name="Table_20_Contents">
      <style:text-properties officeooo:rsid="0014730f" officeooo:paragraph-rsid="0014730f" fo:background-color="transparent"/>
    </style:style>
    <style:style style:name="P33" style:family="paragraph" style:parent-style-name="Table_20_Contents">
      <style:text-properties officeooo:paragraph-rsid="0014730f"/>
    </style:style>
    <style:style style:name="P34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officeooo:rsid="00393b55" officeooo:paragraph-rsid="00393b55" fo:background-color="transparent"/>
    </style:style>
    <style:style style:name="P35" style:family="paragraph" style:parent-style-name="Standard" style:list-style-name="L1">
      <style:text-properties officeooo:rsid="003bdaba" officeooo:paragraph-rsid="003bdaba"/>
    </style:style>
    <style:style style:name="P36" style:family="paragraph" style:parent-style-name="Standard" style:list-style-name="L2">
      <style:text-properties fo:font-style="normal" officeooo:rsid="0020dc65" officeooo:paragraph-rsid="0020dc65" style:font-style-asian="normal" style:font-style-complex="normal"/>
    </style:style>
    <style:style style:name="P37" style:family="paragraph" style:parent-style-name="Standard" style:list-style-name="L3">
      <style:text-properties fo:font-style="normal" officeooo:rsid="00278c17" officeooo:paragraph-rsid="00278c17" style:font-style-asian="normal" style:font-style-complex="normal"/>
    </style:style>
    <style:style style:name="P38" style:family="paragraph" style:parent-style-name="Standard" style:list-style-name="L4">
      <style:text-properties fo:font-style="normal" officeooo:rsid="0028d405" officeooo:paragraph-rsid="0028d405" style:font-style-asian="normal" style:font-style-complex="normal"/>
    </style:style>
    <style:style style:name="P39" style:family="paragraph" style:parent-style-name="Standard" style:list-style-name="L4">
      <style:text-properties fo:font-style="normal" officeooo:rsid="003fb30f" officeooo:paragraph-rsid="003fb30f" style:font-style-asian="normal" style:font-style-complex="normal"/>
    </style:style>
    <style:style style:name="P40" style:family="paragraph" style:parent-style-name="Standard" style:list-style-name="L5">
      <style:text-properties fo:font-style="normal" officeooo:rsid="002d87c1" officeooo:paragraph-rsid="002d87c1" style:font-style-asian="normal" style:font-style-complex="normal"/>
    </style:style>
    <style:style style:name="P41" style:family="paragraph" style:parent-style-name="Standard" style:list-style-name="L5">
      <style:text-properties fo:font-style="normal" officeooo:rsid="00400459" officeooo:paragraph-rsid="00400459" style:font-style-asian="normal" style:font-style-complex="normal"/>
    </style:style>
    <style:style style:name="P42" style:family="paragraph" style:parent-style-name="Standard" style:list-style-name="L6">
      <style:text-properties fo:font-style="normal" officeooo:rsid="0029be6c" officeooo:paragraph-rsid="0029be6c" style:font-style-asian="normal" style:font-style-complex="normal"/>
    </style:style>
    <style:style style:name="P43" style:family="paragraph" style:parent-style-name="Standard" style:list-style-name="L7">
      <style:text-properties officeooo:paragraph-rsid="000d851a"/>
    </style:style>
    <style:style style:name="P44" style:family="paragraph" style:parent-style-name="Standard" style:list-style-name="L7">
      <style:text-properties officeooo:rsid="00393b55" officeooo:paragraph-rsid="00393b55"/>
    </style:style>
    <style:style style:name="P45" style:family="paragraph" style:parent-style-name="Standard" style:list-style-name="L8">
      <style:text-properties officeooo:rsid="00230b1a" officeooo:paragraph-rsid="00230b1a"/>
    </style:style>
    <style:style style:name="P46" style:family="paragraph" style:parent-style-name="Standard" style:list-style-name="L8">
      <style:text-properties officeooo:rsid="00346caa" officeooo:paragraph-rsid="00346caa"/>
    </style:style>
    <style:style style:name="P47" style:family="paragraph" style:parent-style-name="Standard" style:list-style-name="L9">
      <style:text-properties officeooo:rsid="00264383" officeooo:paragraph-rsid="00264383"/>
    </style:style>
    <style:style style:name="P48" style:family="paragraph" style:parent-style-name="Standard" style:list-style-name="L10">
      <style:text-properties officeooo:rsid="00246776" officeooo:paragraph-rsid="00246776"/>
    </style:style>
    <style:style style:name="P49" style:family="paragraph" style:parent-style-name="Standard" style:list-style-name="L11">
      <style:text-properties officeooo:rsid="00246776" officeooo:paragraph-rsid="00246776"/>
    </style:style>
    <style:style style:name="P50" style:family="paragraph" style:parent-style-name="Standard">
      <style:text-properties officeooo:rsid="00246776" officeooo:paragraph-rsid="00246776"/>
    </style:style>
    <style:style style:name="P51" style:family="paragraph" style:parent-style-name="Standard" style:list-style-name="L12">
      <style:text-properties style:text-line-through-style="none" style:text-line-through-type="none" officeooo:rsid="000ff109" officeooo:paragraph-rsid="003cce34"/>
    </style:style>
    <style:style style:name="P52" style:family="paragraph" style:parent-style-name="Standard" style:list-style-name="L12">
      <style:text-properties style:text-line-through-style="none" style:text-line-through-type="none" officeooo:rsid="003cce34" officeooo:paragraph-rsid="003cce34"/>
    </style:style>
    <style:style style:name="P53" style:family="paragraph" style:parent-style-name="Standard">
      <style:text-properties officeooo:rsid="00468981" officeooo:paragraph-rsid="00468981"/>
    </style:style>
    <style:style style:name="T1" style:family="text">
      <style:text-properties officeooo:rsid="000d851a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03c66"/>
    </style:style>
    <style:style style:name="T4" style:family="text">
      <style:text-properties officeooo:rsid="0015a17e"/>
    </style:style>
    <style:style style:name="T5" style:family="text">
      <style:text-properties officeooo:rsid="0015d8cf"/>
    </style:style>
    <style:style style:name="T6" style:family="text">
      <style:text-properties officeooo:rsid="001797cc"/>
    </style:style>
    <style:style style:name="T7" style:family="text">
      <style:text-properties officeooo:rsid="00195d96"/>
    </style:style>
    <style:style style:name="T8" style:family="text">
      <style:text-properties officeooo:rsid="001d2825"/>
    </style:style>
    <style:style style:name="T9" style:family="text">
      <style:text-properties fo:font-weight="bold" officeooo:rsid="00130ae0" style:font-weight-asian="bold" style:font-weight-complex="bold"/>
    </style:style>
    <style:style style:name="T10" style:family="text">
      <style:text-properties fo:font-weight="bold" officeooo:rsid="001d2825" style:font-weight-asian="bold" style:font-weight-complex="bold"/>
    </style:style>
    <style:style style:name="T11" style:family="text">
      <style:text-properties fo:font-weight="bold" officeooo:rsid="00374e9c" style:font-weight-asian="bold" style:font-weight-complex="bold"/>
    </style:style>
    <style:style style:name="T12" style:family="text">
      <style:text-properties fo:font-weight="bold" officeooo:rsid="00387661" style:font-weight-asian="bold" style:font-weight-complex="bold"/>
    </style:style>
    <style:style style:name="T13" style:family="text">
      <style:text-properties officeooo:rsid="001d2f9b"/>
    </style:style>
    <style:style style:name="T14" style:family="text">
      <style:text-properties officeooo:rsid="00238d3c"/>
    </style:style>
    <style:style style:name="T15" style:family="text">
      <style:text-properties officeooo:rsid="002d87c1"/>
    </style:style>
    <style:style style:name="T16" style:family="text">
      <style:text-properties officeooo:rsid="002e9a49"/>
    </style:style>
    <style:style style:name="T17" style:family="text">
      <style:text-properties officeooo:rsid="0035fbab"/>
    </style:style>
    <style:style style:name="T18" style:family="text">
      <style:text-properties officeooo:rsid="00374e9c"/>
    </style:style>
    <style:style style:name="T19" style:family="text">
      <style:text-properties style:text-line-through-style="none" style:text-line-through-type="none" officeooo:rsid="00130e62"/>
    </style:style>
    <style:style style:name="T20" style:family="text">
      <style:text-properties style:text-line-through-style="none" style:text-line-through-type="none" officeooo:rsid="00374e9c"/>
    </style:style>
    <style:style style:name="T21" style:family="text">
      <style:text-properties style:text-line-through-style="none" style:text-line-through-type="none" officeooo:rsid="003d2465"/>
    </style:style>
    <style:style style:name="T22" style:family="text">
      <style:text-properties style:text-line-through-style="none" style:text-line-through-type="none" officeooo:rsid="0045f057"/>
    </style:style>
    <style:style style:name="T23" style:family="text">
      <style:text-properties officeooo:rsid="003787f0"/>
    </style:style>
    <style:style style:name="T24" style:family="text">
      <style:text-properties officeooo:rsid="00387661"/>
    </style:style>
    <style:style style:name="T25" style:family="text">
      <style:text-properties officeooo:rsid="00393b55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3bdaba"/>
    </style:style>
    <style:style style:name="T28" style:family="text">
      <style:text-properties officeooo:rsid="003cce34"/>
    </style:style>
    <style:style style:name="T29" style:family="text">
      <style:text-properties officeooo:rsid="003e1476"/>
    </style:style>
    <style:style style:name="T30" style:family="text">
      <style:text-properties officeooo:rsid="0040401a"/>
    </style:style>
    <style:style style:name="T31" style:family="text">
      <style:text-properties officeooo:rsid="0044e3a0"/>
    </style:style>
    <style:style style:name="T32" style:family="text">
      <style:text-properties officeooo:rsid="0045f057"/>
    </style:style>
    <style:style style:name="T33" style:family="text">
      <style:text-properties officeooo:rsid="00468981"/>
    </style:style>
    <style:style style:name="T34" style:family="text">
      <style:text-properties officeooo:rsid="0046cf46"/>
    </style:style>
    <style:style style:name="T35" style:family="text">
      <style:text-properties officeooo:rsid="000e51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rad Nethercutt</text:p>
      <text:p text:style-name="P17">20 June 2024</text:p>
      <text:p text:style-name="P1"/>
      <text:p text:style-name="P17">This document provides a description of all changes made to files within the DANCE_Simulation_G4.9 package in the <text:span text:style-name="T17">effort to make it compatible with Geant4.10.01.2</text:span>. <text:span text:style-name="T29">With these changes, t</text:span>he simulation <text:span text:style-name="T17">currently </text:span>compiles and runs successfully <text:span text:style-name="T17">in Geant4.10.01.2</text:span>, <text:span text:style-name="T30">and any apparent physics issues have been resolved. </text:span><text:span text:style-name="T33">A benchmarking effort was performed to compare the DANCE simulation package running Geant4.9.3 versus Geant4.10.1.2 and the two versions were found to be in very good agreement.</text:span></text:p>
      <text:p text:style-name="P17"/>
      <text:p text:style-name="P1"/>
      <text:p text:style-name="P19">DANCEEMPhysics.<text:span text:style-name="T27">cc/.hh, DANCEHadronPhysics.cc/.hh:</text:span> </text:p>
      <text:list xml:id="list4107664007" text:style-name="L1">
        <text:list-item>
          <text:p text:style-name="P35">substituted correct hadron and EM physics lists according to the table<text:span text:style-name="T29">s</text:span> below. The LowEnergy/LE and HighEnergy/HE models do not seem to be included with Geant4.10, so any references to these models have been replaced with the equivalent standard hadron/EM model, both in #include blocks at the top of the files as well as additional references which pop up throughout. <text:span text:style-name="T29">Penelope models have a slight change to naming convention in G4.10, </text:span><text:span text:style-name="T32">as shown in the table below.</text:span></text:p>
        </text:list-item>
      </text:list>
      <text:p text:style-name="P6"/>
      <text:p text:style-name="P8">DANCEHadronPhysics.cc:</text:p>
      <text:list xml:id="list178258828" text:style-name="L2">
        <text:list-item>
          <text:p text:style-name="P36">substitute<text:span text:style-name="T17">d</text:span> correct <text:span text:style-name="T15">physics lists</text:span> according to the table below, <text:span text:style-name="T17">following the same steps as with DANCEEMPhysics.cc</text:span></text:p>
        </text:list-item>
      </text:list>
      <text:p text:style-name="P7"/>
      <text:p text:style-name="P12">DANCEEMPhysics.cc:</text:p>
      <text:list xml:id="list1722184274" text:style-name="L3">
        <text:list-item>
          <text:p text:style-name="P37">Commented out Low Energy pManager block, uncommented Standard EM pManager block </text:p>
        </text:list-item>
      </text:list>
      <text:p text:style-name="P9"/>
      <text:p text:style-name="P13">DANCEEventAction.cc:</text:p>
      <text:list xml:id="list3515310615" text:style-name="L4">
        <text:list-item>
          <text:p text:style-name="P38">added “using namespace CLHEP;” <text:span text:style-name="T17">to resolve errors claiming that some units were not declared in this scope</text:span></text:p>
        </text:list-item>
        <text:list-item>
          <text:p text:style-name="P39">Added histogram (f18) that shows energy deposition before any resolution is applied. <text:span text:style-name="T32">This is useful for verifying that the gammas you expect to be there are actually there. </text:span></text:p>
        </text:list-item>
      </text:list>
      <text:p text:style-name="P11"/>
      <text:p text:style-name="P11">DANCEPrimaryGeneratorAction.cc:</text:p>
      <text:list xml:id="list3795899328" text:style-name="L5">
        <text:list-item>
          <text:p text:style-name="P40">added “using namespace CLHEP;” <text:span text:style-name="T17">to resolve errors claiming that some units were not declared in this scope</text:span></text:p>
        </text:list-item>
        <text:list-item>
          <text:p text:style-name="P41">Changed method of source definition. Use of the previous method caused gammas to be initialized with too much energy.</text:p>
        </text:list-item>
      </text:list>
      <text:p text:style-name="P10"/>
      <text:p text:style-name="P10">DANCEGeneralPhysics.cc:</text:p>
      <text:list xml:id="list3387340277" text:style-name="L6">
        <text:list-item>
          <text:p text:style-name="P42">changed instances of “theParticleIterator” to “aParticleIterator”. It appears this function, defined in G4VPhysicsConstructor.hh, changed name between G4.9 and G4.10.</text:p>
        </text:list-item>
      </text:list>
      <text:p text:style-name="P2"/>
      <text:p text:style-name="P2">GNUmakefile:</text:p>
      <text:list xml:id="list3747572962" text:style-name="L7">
        <text:list-item>
          <text:p text:style-name="P43"><text:span text:style-name="T25">Removed block</text:span><text:span text:style-name="T1"> which gave filepath for binmake.gmk </text:span><text:span text:style-name="T3">and </text:span><text:span text:style-name="T25">manually </text:span><text:span text:style-name="T3">defined </text:span><text:span text:style-name="T25">the correct filepath</text:span><text:span text:style-name="T3">, based on the changes to .bashrc outlined below.</text:span></text:p>
        </text:list-item>
        <text:list-item>
          <text:p text:style-name="P44">Commented out definition of G4INSTALL. I defined this path in my .bashrc instead. G4 paths should be defined manually, as they will not carry over from a G4.9 installation correctly.</text:p>
        </text:list-item>
      </text:list>
      <text:p text:style-name="P14"/>
      <text:p text:style-name="P14">DANCEDetectorConstruction.cc:</text:p>
      <text:list xml:id="list4237933949" text:style-name="L8">
        <text:list-item>
          <text:p text:style-name="P45"><text:soft-page-break/>added “using namespace CLHEP;” to resolve errors claiming that units such as cm, g were not declared in this scope.</text:p>
        </text:list-item>
        <text:list-item>
          <text:p text:style-name="P46">Commente<text:span text:style-name="T17">d out</text:span> unused material definitions (Teflon, Ti, Mylar, Gd, TargetMat, elLi,) as well as unused PMT_thick and PMT_curv. <text:span text:style-name="T23">These materials generate a runtime null pointer error when defined but not used.</text:span></text:p>
        </text:list-item>
      </text:list>
      <text:p text:style-name="P16"/>
      <text:p text:style-name="P16"/>
      <text:p text:style-name="P16">DANCEDetectorHit.cc</text:p>
      <text:list xml:id="list2928137161" text:style-name="L9">
        <text:list-item>
          <text:p text:style-name="P47">added “using namespace CLHEP;” to resolve errors claiming that units MeV, ns were not declared in this scope.</text:p>
        </text:list-item>
        <text:list-item>
          <text:p text:style-name="P47"/>
        </text:list-item>
      </text:list>
      <text:p text:style-name="P15">src/B_crystal.hh:</text:p>
      <text:list xml:id="list2204479616" text:style-name="L10">
        <text:list-item>
          <text:p text:style-name="P48">all instances of units deg and rad were changed to CLHEP::deg, CLHEP::rad to resolve errors claiming that these units were not declared in this scope. <text:span text:style-name="T31">Adding “using namespace CLHEP” may also fix this issue.</text:span></text:p>
        </text:list-item>
        <text:list-item>
          <text:p text:style-name="P48"/>
        </text:list-item>
      </text:list>
      <text:p text:style-name="P15">include/C_crystal.hh:</text:p>
      <text:list xml:id="list1853682116" text:style-name="L11">
        <text:list-item>
          <text:p text:style-name="P49">all instances of units deg and rad were changed to CLHEP::deg, CLHEP::rad to resolve errors claiming that these units were not declared in this scope. <text:span text:style-name="T31">Adding “using namespace CLHEP” may also fix this issue.</text:span></text:p>
        </text:list-item>
      </text:list>
      <text:p text:style-name="P15"/>
      <text:p text:style-name="P53">Directories are nested differently between installations of Geant4.9.3 and Geant4.10.1.2. Consequently, when the DANCE simulation package attempts to automatically set environment variables, they point to non-existent or incorrect directories. The following environment variables were written <text:span text:style-name="T34">in .bashrc</text:span><text:span text:style-name="T35">:</text:span></text:p>
      <text:list xml:id="list1508692318" text:style-name="L12">
        <text:list-item>
          <text:p text:style-name="P51"><text:span text:style-name="T28">Manually </text:span>defined several environment variables which need to be <text:span text:style-name="T28">given slightly</text:span> different <text:span text:style-name="T28">paths </text:span>when using G4.10. <text:span text:style-name="T28">These include:</text:span></text:p>
          <text:list>
            <text:list-item>
              <text:p text:style-name="P52">G4INSTALL=/opt64/geant4/geant4-10.1.2/distribution</text:p>
            </text:list-item>
            <text:list-item>
              <text:p text:style-name="P52">G4BASE=$(G4INSTALL)/source</text:p>
            </text:list-item>
            <text:list-item>
              <text:p text:style-name="P52">G4LIB=/opt64/geant4/geant4-10.1.2/lib</text:p>
            </text:list-item>
            <text:list-item>
              <text:p text:style-name="P52">G4INCLUDE=/opt64/geant4/geant4-10.1.2/include/Geant4 </text:p>
            </text:list-item>
            <text:list-item>
              <text:p text:style-name="P52">G4TMP=/user/path/to/DANCE_Simulation_G4.10/tmp</text:p>
            </text:list-item>
            <text:list-item>
              <text:p text:style-name="P52">G4SYSTEM=Linux-g++</text:p>
            </text:list-item>
          </text:list>
          <text:p text:style-name="P51">Incorrect <text:span text:style-name="T14">assumption of </text:span><text:span text:style-name="T3">paths </text:span>led to architecture.gmk trying to create <text:span text:style-name="T28">these </text:span>directories <text:span text:style-name="T3">instead of </text:span><text:span text:style-name="T28">successfully </text:span><text:span text:style-name="T3">locating them.</text:span></text:p>
        </text:list-item>
      </text:list>
      <text:p text:style-name="P3"/>
      <text:p text:style-name="P4"><text:span text:style-name="T25">To avoid</text:span> “<text:span text:style-name="T16">ERROR: </text:span>MISSING LIBLIST OR LIBRARY MAP” <text:span text:style-name="T25">during compilation</text:span>: <text:span text:style-name="T26">“source </text:span><text:span text:style-name="T2">/opt64/geant4/geant4-10.1.2/share/Geant4-10.1.2/geant4make/geant4make.sh” before attempting to make DICEBOX_DANCE.</text:span></text:p>
      <text:p text:style-name="P3"/>
      <text:p text:style-name="P3"/>
      <text:p text:style-name="P18"><text:span text:style-name="T19">This table contains </text:span><text:span text:style-name="T21">physics models </text:span><text:span text:style-name="T22">that</text:span><text:span text:style-name="T19"> have been declared obsolete </text:span><text:span text:style-name="T21">since G4.9 release, are not available in G4.10,</text:span><text:span text:style-name="T19"> and have </text:span><text:span text:style-name="T21">designated </text:span><text:span text:style-name="T19">replacements as documented in release/patch notes.</text:span></text:p>
      <table:table table:name="ObsoleteHeadersList" table:style-name="ObsoleteHeadersList">
        <table:table-column table:style-name="ObsoleteHeadersList.A"/>
        <table:table-column table:style-name="ObsoleteHeadersList.B"/>
        <table:table-row table:style-name="TableLine94574811038432">
          <table:table-cell table:style-name="ObsoleteHeadersList.A1" office:value-type="string">
            <text:p text:style-name="P25"><text:span text:style-name="T12">Models missing in Geant4.10</text:span><text:span text:style-name="T9"> (</text:span><text:span text:style-name="T10">comment out in DANCEHadronPhysics.</text:span><text:span text:style-name="T12">cc/</text:span><text:span text:style-name="T10">.hh or DANCEEMPhysics.</text:span><text:span text:style-name="T12">cc/</text:span><text:span text:style-name="T10">.hh</text:span><text:span text:style-name="T9">)</text:span></text:p>
          </table:table-cell>
          <table:table-cell table:style-name="ObsoleteHeadersList.A1" office:value-type="string">
            <text:p text:style-name="P21"><text:span text:style-name="T24">Replacement models referenced in dev/release/patch notes </text:span>(<text:span text:style-name="T8">#include in DANCEHadronPhysics.</text:span><text:span text:style-name="T24">cc/</text:span><text:span text:style-name="T8">.hh or DANCEEMPhysics.</text:span><text:span text:style-name="T24">cc/</text:span><text:span text:style-name="T8">.hh</text:span>)</text:p>
          </table:table-cell>
        </table:table-row>
        <table:table-row table:style-name="TableLine94575089825280">
          <table:table-cell table:style-name="ObsoleteHeadersList.A1" office:value-type="string">
            <text:p text:style-name="P22">G4LElastic</text:p>
          </table:table-cell>
          <table:table-cell table:style-name="ObsoleteHeadersList.A1" office:value-type="string">
            <text:p text:style-name="P22">G4HadronElastic</text:p>
          </table:table-cell>
        </table:table-row>
        <table:table-row table:style-name="TableLine94574798900224">
          <table:table-cell table:style-name="ObsoleteHeadersList.A1" office:value-type="string">
            <text:p text:style-name="P22">G4LCapture</text:p>
          </table:table-cell>
          <table:table-cell table:style-name="ObsoleteHeadersList.A1" office:value-type="string">
            <text:p text:style-name="P22">G4NeutronRadCapture</text:p>
          </table:table-cell>
        </table:table-row>
        <text:soft-page-break/>
        <table:table-row table:style-name="TableLine94574757091328">
          <table:table-cell table:style-name="ObsoleteHeadersList.A1" office:value-type="string">
            <text:p text:style-name="P23">G4AntiProtonAnnihilationAtRest</text:p>
          </table:table-cell>
          <table:table-cell table:style-name="ObsoleteHeadersList.A1" office:value-type="string">
            <text:p text:style-name="P24"><text:span text:style-name="T6">Bertini or Fritiof models: G4</text:span><text:span text:style-name="T7">AntiProtonAbsorptionFritiof</text:span><text:span text:style-name="T6">?</text:span></text:p>
          </table:table-cell>
        </table:table-row>
        <table:table-row table:style-name="ObsoleteHeadersList.5">
          <table:table-cell table:style-name="ObsoleteHeadersList.A1" office:value-type="string">
            <text:p text:style-name="P26">G4MultipleScattering</text:p>
          </table:table-cell>
          <table:table-cell table:style-name="ObsoleteHeadersList.A1" office:value-type="string">
            <text:p text:style-name="P26">G4eMultipleScattering</text:p>
          </table:table-cell>
        </table:table-row>
        <table:table-row table:style-name="TableLine94575122312704">
          <table:table-cell table:style-name="ObsoleteHeadersList.A1" office:value-type="string">
            <text:p text:style-name="P26">G4MultipleScattering</text:p>
          </table:table-cell>
          <table:table-cell table:style-name="ObsoleteHeadersList.A1" office:value-type="string">
            <text:p text:style-name="P26">G4hMultipleScattering</text:p>
          </table:table-cell>
        </table:table-row>
      </table:table>
      <text:p text:style-name="P3"/>
      <text:p text:style-name="P18"><text:span text:style-name="T19">This table contains </text:span><text:span text:style-name="T20">physics models t</text:span><text:span text:style-name="T21">hat are included in Geant4.9</text:span><text:span text:style-name="T19"> </text:span><text:span text:style-name="T20">but </text:span><text:span text:style-name="T19">not </text:span><text:span text:style-name="T20">available</text:span><text:span text:style-name="T19"> in </text:span><text:span text:style-name="T20">the</text:span><text:span text:style-name="T19"> Geant4.10 </text:span><text:span text:style-name="T20">distribution</text:span><text:span text:style-name="T19">, as well as the best </text:span><text:span text:style-name="T20">available </text:span><text:span text:style-name="T19">replacement </text:span><text:span text:style-name="T20">physics models</text:span><text:span text:style-name="T19"> I could find.</text:span></text:p>
      <table:table table:name="HeaderReplacements" table:style-name="HeaderReplacements">
        <table:table-column table:style-name="HeaderReplacements.A"/>
        <table:table-column table:style-name="HeaderReplacements.B"/>
        <table:table-row table:style-name="TableLine94574735190896">
          <table:table-cell table:style-name="HeaderReplacements.A1" office:value-type="string">
            <text:p text:style-name="P33"><text:span text:style-name="T11">Models missing </text:span><text:span text:style-name="T10">in Geant4.10 (comment out in DANCEHadronPhysics.</text:span><text:span text:style-name="T11">cc/.hh</text:span><text:span text:style-name="T10"> or DANCEEMPhysics.</text:span><text:span text:style-name="T11">cc/.hh)</text:span></text:p>
          </table:table-cell>
          <table:table-cell table:style-name="HeaderReplacements.A1" office:value-type="string">
            <text:p text:style-name="P20">Replacement <text:span text:style-name="T18">models</text:span><text:span text:style-name="T13"> </text:span><text:span text:style-name="T8">(#include in DANCEHadronPhysics.</text:span><text:span text:style-name="T18">cc/</text:span><text:span text:style-name="T8">.hh or DANCEEMPhysics.</text:span><text:span text:style-name="T18">cc/</text:span><text:span text:style-name="T8">.hh)</text:span></text:p>
          </table:table-cell>
        </table:table-row>
        <table:table-row table:style-name="TableLine94575286962656">
          <table:table-cell table:style-name="HeaderReplacements.A1" office:value-type="string">
            <text:p text:style-name="P32">G4LEPionPlusInelastic</text:p>
          </table:table-cell>
          <table:table-cell table:style-name="HeaderReplacements.A1" office:value-type="string">
            <text:p text:style-name="P32">G4PionPlusInelasticProcess</text:p>
          </table:table-cell>
        </table:table-row>
        <table:table-row table:style-name="TableLine94575163719920">
          <table:table-cell table:style-name="HeaderReplacements.A1" office:value-type="string">
            <text:p text:style-name="P32">G4LEPionMinusInelastic</text:p>
          </table:table-cell>
          <table:table-cell table:style-name="HeaderReplacements.A1" office:value-type="string">
            <text:p text:style-name="P32">G4PionMinusInelasticProcess</text:p>
          </table:table-cell>
        </table:table-row>
        <table:table-row table:style-name="TableLine94575029850624">
          <table:table-cell table:style-name="HeaderReplacements.A1" office:value-type="string">
            <text:p text:style-name="P32">G4LEKaonPlusInelastic</text:p>
          </table:table-cell>
          <table:table-cell table:style-name="HeaderReplacements.A1" office:value-type="string">
            <text:p text:style-name="P32">G4KaonPlusInelasticProcess</text:p>
          </table:table-cell>
        </table:table-row>
        <table:table-row table:style-name="TableLine94575111015248">
          <table:table-cell table:style-name="HeaderReplacements.A1" office:value-type="string">
            <text:p text:style-name="P32">G4LEKaonZeroSInelastic</text:p>
          </table:table-cell>
          <table:table-cell table:style-name="HeaderReplacements.A1" office:value-type="string">
            <text:p text:style-name="P32">G4KaonZeroSInelasticProcess</text:p>
          </table:table-cell>
        </table:table-row>
        <table:table-row table:style-name="TableLine94575234227712">
          <table:table-cell table:style-name="HeaderReplacements.A1" office:value-type="string">
            <text:p text:style-name="P32">G4LEKaonZeroLInelastic</text:p>
          </table:table-cell>
          <table:table-cell table:style-name="HeaderReplacements.A1" office:value-type="string">
            <text:p text:style-name="P32">G4KaonZeroLInelasticProcess</text:p>
          </table:table-cell>
        </table:table-row>
        <table:table-row table:style-name="TableLine94574862837440">
          <table:table-cell table:style-name="HeaderReplacements.A1" office:value-type="string">
            <text:p text:style-name="P32">G4LEKaonMinusInelastic</text:p>
          </table:table-cell>
          <table:table-cell table:style-name="HeaderReplacements.A1" office:value-type="string">
            <text:p text:style-name="P32">G4KaonMinusInelasticProcess</text:p>
          </table:table-cell>
        </table:table-row>
        <table:table-row table:style-name="TableLine94574943622720">
          <table:table-cell table:style-name="HeaderReplacements.A1" office:value-type="string">
            <text:p text:style-name="P32">G4LEProtonInelastic</text:p>
          </table:table-cell>
          <table:table-cell table:style-name="HeaderReplacements.A1" office:value-type="string">
            <text:p text:style-name="P32">G4ProtonInelasticProcess</text:p>
          </table:table-cell>
        </table:table-row>
        <table:table-row table:style-name="TableLine94574930138624">
          <table:table-cell table:style-name="HeaderReplacements.A1" office:value-type="string">
            <text:p text:style-name="P31">G4LEAntiProtonInelastic</text:p>
          </table:table-cell>
          <table:table-cell table:style-name="HeaderReplacements.A1" office:value-type="string">
            <text:p text:style-name="P31">G4AntiProtonInelasticProcess</text:p>
          </table:table-cell>
        </table:table-row>
        <table:table-row table:style-name="TableLine94574980045984">
          <table:table-cell table:style-name="HeaderReplacements.A1" office:value-type="string">
            <text:p text:style-name="P31">G4LENeutronInelastic</text:p>
          </table:table-cell>
          <table:table-cell table:style-name="HeaderReplacements.A1" office:value-type="string">
            <text:p text:style-name="P31">G4NeutronInelasticProcess</text:p>
          </table:table-cell>
        </table:table-row>
        <table:table-row table:style-name="TableLine94575084116064">
          <table:table-cell table:style-name="HeaderReplacements.A1" office:value-type="string">
            <text:p text:style-name="P31">G4LEAntiNeutronInelastic</text:p>
          </table:table-cell>
          <table:table-cell table:style-name="HeaderReplacements.A1" office:value-type="string">
            <text:p text:style-name="P31">G4AntiNeutronInelasticProcess</text:p>
          </table:table-cell>
        </table:table-row>
        <table:table-row table:style-name="TableLine94574803995872">
          <table:table-cell table:style-name="HeaderReplacements.A1" office:value-type="string">
            <text:p text:style-name="P31">G4LELambdaInelastic</text:p>
          </table:table-cell>
          <table:table-cell table:style-name="HeaderReplacements.A1" office:value-type="string">
            <text:p text:style-name="P31">G4LambdaInelasticProcess</text:p>
          </table:table-cell>
        </table:table-row>
        <table:table-row table:style-name="TableLine94574867922672">
          <table:table-cell table:style-name="HeaderReplacements.A1" office:value-type="string">
            <text:p text:style-name="P31">G4LEAntiLambdaInelastic</text:p>
          </table:table-cell>
          <table:table-cell table:style-name="HeaderReplacements.A1" office:value-type="string">
            <text:p text:style-name="P31">G4AntiLambdaInelasticProcess</text:p>
          </table:table-cell>
        </table:table-row>
        <table:table-row table:style-name="TableLine94575164526080">
          <table:table-cell table:style-name="HeaderReplacements.A1" office:value-type="string">
            <text:p text:style-name="P31">G4LESigmaPlusInelastic</text:p>
          </table:table-cell>
          <table:table-cell table:style-name="HeaderReplacements.A1" office:value-type="string">
            <text:p text:style-name="P31">G4SigmaPlusInelasticProcess</text:p>
          </table:table-cell>
        </table:table-row>
        <table:table-row table:style-name="TableLine94575169353216">
          <table:table-cell table:style-name="HeaderReplacements.A1" office:value-type="string">
            <text:p text:style-name="P31">G4LESigmaMinusInelastic</text:p>
          </table:table-cell>
          <table:table-cell table:style-name="HeaderReplacements.A1" office:value-type="string">
            <text:p text:style-name="P31">G4SigmaMinusInelasticProcess</text:p>
          </table:table-cell>
        </table:table-row>
        <table:table-row table:style-name="TableLine94574948420384">
          <table:table-cell table:style-name="HeaderReplacements.A1" office:value-type="string">
            <text:p text:style-name="P31">G4LEAntiSigmaPlusInelastic</text:p>
          </table:table-cell>
          <table:table-cell table:style-name="HeaderReplacements.A1" office:value-type="string">
            <text:p text:style-name="P31">G4AntiSigmaPlusInelasticProcess</text:p>
          </table:table-cell>
        </table:table-row>
        <table:table-row table:style-name="TableLine94575157828336">
          <table:table-cell table:style-name="HeaderReplacements.A1" office:value-type="string">
            <text:p text:style-name="P31">G4LEAntiSigmaMinusInelastic</text:p>
          </table:table-cell>
          <table:table-cell table:style-name="HeaderReplacements.A1" office:value-type="string">
            <text:p text:style-name="P31">G4AntiSigmaMinusInelasticProcess</text:p>
          </table:table-cell>
        </table:table-row>
        <table:table-row table:style-name="TableLine94575159777280">
          <table:table-cell table:style-name="HeaderReplacements.A1" office:value-type="string">
            <text:p text:style-name="P31">G4LEXiZeroInelastic</text:p>
          </table:table-cell>
          <table:table-cell table:style-name="HeaderReplacements.A1" office:value-type="string">
            <text:p text:style-name="P31">G4XiZeroInelasticProcess</text:p>
          </table:table-cell>
        </table:table-row>
        <table:table-row table:style-name="TableLine94574967073888">
          <table:table-cell table:style-name="HeaderReplacements.A1" office:value-type="string">
            <text:p text:style-name="P31">G4LEXiMinusInelastic</text:p>
          </table:table-cell>
          <table:table-cell table:style-name="HeaderReplacements.A1" office:value-type="string">
            <text:p text:style-name="P31">G4XiMinusInelasticProcess</text:p>
          </table:table-cell>
        </table:table-row>
        <table:table-row table:style-name="TableLine94574740370432">
          <table:table-cell table:style-name="HeaderReplacements.A1" office:value-type="string">
            <text:p text:style-name="P31">G4LEAntiXiZeroInelastic</text:p>
          </table:table-cell>
          <table:table-cell table:style-name="HeaderReplacements.A1" office:value-type="string">
            <text:p text:style-name="P31">G4AntiXiZeroInelasticProcess</text:p>
          </table:table-cell>
        </table:table-row>
        <table:table-row table:style-name="TableLine94575060428720">
          <table:table-cell table:style-name="HeaderReplacements.A1" office:value-type="string">
            <text:p text:style-name="P31">G4LEAntiXiMinusInelastic</text:p>
          </table:table-cell>
          <table:table-cell table:style-name="HeaderReplacements.A1" office:value-type="string">
            <text:p text:style-name="P31">G4AntiXiMinusInelasticProcess</text:p>
          </table:table-cell>
        </table:table-row>
        <table:table-row table:style-name="TableLine94574725617392">
          <table:table-cell table:style-name="HeaderReplacements.A1" office:value-type="string">
            <text:p text:style-name="P31">G4LEDeuteronInelastic</text:p>
          </table:table-cell>
          <table:table-cell table:style-name="HeaderReplacements.A1" office:value-type="string">
            <text:p text:style-name="P31">G4DeuteronInelasticProcess</text:p>
          </table:table-cell>
        </table:table-row>
        <table:table-row table:style-name="TableLine94574966421504">
          <table:table-cell table:style-name="HeaderReplacements.A1" office:value-type="string">
            <text:p text:style-name="P31">G4LETritonInelastic</text:p>
          </table:table-cell>
          <table:table-cell table:style-name="HeaderReplacements.A1" office:value-type="string">
            <text:p text:style-name="P31">G4TritonInelasticProcess</text:p>
          </table:table-cell>
        </table:table-row>
        <table:table-row table:style-name="TableLine94574794850304">
          <table:table-cell table:style-name="HeaderReplacements.A1" office:value-type="string">
            <text:p text:style-name="P31">G4LEAlphaInelastic</text:p>
          </table:table-cell>
          <table:table-cell table:style-name="HeaderReplacements.A1" office:value-type="string">
            <text:p text:style-name="P31">G4AlphaInelasticProcess</text:p>
          </table:table-cell>
        </table:table-row>
        <table:table-row table:style-name="TableLine94575168077040">
          <table:table-cell table:style-name="HeaderReplacements.A1" office:value-type="string">
            <text:p text:style-name="P31">G4LEOmegaMinusInelastic</text:p>
          </table:table-cell>
          <table:table-cell table:style-name="HeaderReplacements.A1" office:value-type="string">
            <text:p text:style-name="P31">G4OmegaMinusInelasticProcess</text:p>
          </table:table-cell>
        </table:table-row>
        <table:table-row table:style-name="TableLine94574897959344">
          <table:table-cell table:style-name="HeaderReplacements.A1" office:value-type="string">
            <text:p text:style-name="P31">G4LEAntiOmegaMinusInelastic</text:p>
          </table:table-cell>
          <table:table-cell table:style-name="HeaderReplacements.A1" office:value-type="string">
            <text:p text:style-name="P31">G4AntiOmegaMinusInelasticProcess</text:p>
          </table:table-cell>
        </table:table-row>
        <table:table-row table:style-name="TableLine94575264940304">
          <table:table-cell table:style-name="HeaderReplacements.A1" office:value-type="string">
            <text:p text:style-name="P32">G4<text:span text:style-name="T4">H</text:span>EPionPlusInelastic</text:p>
          </table:table-cell>
          <table:table-cell table:style-name="HeaderReplacements.A1" table:number-rows-spanned="21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>HE physics model replacements are just the standard ones already listed above.</text:p>
          </table:table-cell>
        </table:table-row>
        <table:table-row table:style-name="TableLine94574861183424">
          <table:table-cell table:style-name="HeaderReplacements.A1" office:value-type="string">
            <text:p text:style-name="P32">G4<text:span text:style-name="T4">H</text:span>EPionMinusInelastic</text:p>
          </table:table-cell>
          <table:covered-table-cell/>
        </table:table-row>
        <table:table-row table:style-name="TableLine94575056646656">
          <table:table-cell table:style-name="HeaderReplacements.A1" office:value-type="string">
            <text:p text:style-name="P32">G4<text:span text:style-name="T4">H</text:span>EKaonPlusInelastic</text:p>
          </table:table-cell>
          <table:covered-table-cell/>
        </table:table-row>
        <table:table-row table:style-name="TableLine94575232235456">
          <table:table-cell table:style-name="HeaderReplacements.A1" office:value-type="string">
            <text:p text:style-name="P32">G4<text:span text:style-name="T4">H</text:span>EKaonZeroInelastic</text:p>
          </table:table-cell>
          <table:covered-table-cell/>
        </table:table-row>
        <table:table-row table:style-name="TableLine94574856211584">
          <table:table-cell table:style-name="HeaderReplacements.A1" office:value-type="string">
            <text:p text:style-name="P32">G4<text:span text:style-name="T4">H</text:span>EKaonMinusInelastic</text:p>
          </table:table-cell>
          <table:covered-table-cell/>
        </table:table-row>
        <table:table-row table:style-name="TableLine94575224172192">
          <table:table-cell table:style-name="HeaderReplacements.A1" office:value-type="string">
            <text:p text:style-name="P32">G4<text:span text:style-name="T4">H</text:span>EProtonInelastic</text:p>
          </table:table-cell>
          <table:covered-table-cell/>
        </table:table-row>
        <table:table-row table:style-name="TableLine94574893876832">
          <table:table-cell table:style-name="HeaderReplacements.A1" office:value-type="string">
            <text:p text:style-name="P31">G4<text:span text:style-name="T4">H</text:span>EAntiProtonInelastic</text:p>
          </table:table-cell>
          <table:covered-table-cell/>
        </table:table-row>
        <table:table-row table:style-name="TableLine94574863929872">
          <table:table-cell table:style-name="HeaderReplacements.A1" office:value-type="string">
            <text:p text:style-name="P31">G4<text:span text:style-name="T4">H</text:span>ENeutronInelastic</text:p>
          </table:table-cell>
          <table:covered-table-cell/>
        </table:table-row>
        <table:table-row table:style-name="TableLine94574825322336">
          <table:table-cell table:style-name="HeaderReplacements.A1" office:value-type="string">
            <text:p text:style-name="P31">G4<text:span text:style-name="T4">H</text:span>EAntiNeutronInelastic</text:p>
          </table:table-cell>
          <table:covered-table-cell/>
        </table:table-row>
        <table:table-row table:style-name="TableLine94574981988576">
          <table:table-cell table:style-name="HeaderReplacements.A1" office:value-type="string">
            <text:p text:style-name="P31">G4<text:span text:style-name="T4">H</text:span>ELambdaInelastic</text:p>
          </table:table-cell>
          <table:covered-table-cell/>
        </table:table-row>
        <table:table-row table:style-name="TableLine94575126262544">
          <table:table-cell table:style-name="HeaderReplacements.A1" office:value-type="string">
            <text:p text:style-name="P31">G4<text:span text:style-name="T4">H</text:span>EAntiLambdaInelastic</text:p>
          </table:table-cell>
          <table:covered-table-cell/>
        </table:table-row>
        <table:table-row table:style-name="TableLine94574948226688">
          <table:table-cell table:style-name="HeaderReplacements.A1" office:value-type="string">
            <text:p text:style-name="P31">G4<text:span text:style-name="T4">H</text:span>ESigmaPlusInelastic</text:p>
          </table:table-cell>
          <table:covered-table-cell/>
        </table:table-row>
        <table:table-row table:style-name="TableLine94575170364528">
          <table:table-cell table:style-name="HeaderReplacements.A1" office:value-type="string">
            <text:p text:style-name="P31">G4<text:span text:style-name="T4">H</text:span>ESigmaMinusInelastic</text:p>
          </table:table-cell>
          <table:covered-table-cell/>
        </table:table-row>
        <table:table-row table:style-name="TableLine94574841847216">
          <table:table-cell table:style-name="HeaderReplacements.A1" office:value-type="string">
            <text:p text:style-name="P31">G4<text:span text:style-name="T4">H</text:span>EAntiSigmaPlusInelastic</text:p>
          </table:table-cell>
          <table:covered-table-cell/>
        </table:table-row>
        <table:table-row table:style-name="TableLine94574970497856">
          <table:table-cell table:style-name="HeaderReplacements.A1" office:value-type="string">
            <text:p text:style-name="P31">G4<text:span text:style-name="T4">H</text:span>EAntiSigmaMinusInelastic</text:p>
          </table:table-cell>
          <table:covered-table-cell/>
        </table:table-row>
        <table:table-row table:style-name="TableLine94575231804176">
          <table:table-cell table:style-name="HeaderReplacements.A1" office:value-type="string">
            <text:p text:style-name="P31">G4<text:span text:style-name="T4">H</text:span>EXiZeroInelastic</text:p>
          </table:table-cell>
          <table:covered-table-cell/>
        </table:table-row>
        <table:table-row table:style-name="TableLine94574959756112">
          <table:table-cell table:style-name="HeaderReplacements.A1" office:value-type="string">
            <text:p text:style-name="P31">G4<text:span text:style-name="T4">H</text:span>EXiMinusInelastic</text:p>
          </table:table-cell>
          <table:covered-table-cell/>
        </table:table-row>
        <table:table-row table:style-name="TableLine94575106795920">
          <table:table-cell table:style-name="HeaderReplacements.A1" office:value-type="string">
            <text:p text:style-name="P31">G4<text:span text:style-name="T4">H</text:span>EAntiXiZeroInelastic</text:p>
          </table:table-cell>
          <table:covered-table-cell/>
        </table:table-row>
        <table:table-row table:style-name="TableLine94575108195248">
          <table:table-cell table:style-name="HeaderReplacements.A1" office:value-type="string">
            <text:p text:style-name="P31">G4<text:span text:style-name="T4">H</text:span>EAntiXiMinusInelastic</text:p>
          </table:table-cell>
          <table:covered-table-cell/>
        </table:table-row>
        <table:table-row table:style-name="TableLine94575060057856">
          <table:table-cell table:style-name="HeaderReplacements.A1" office:value-type="string">
            <text:p text:style-name="P31">G4<text:span text:style-name="T5">H</text:span>EOmegaMinusInelastic</text:p>
          </table:table-cell>
          <table:covered-table-cell/>
        </table:table-row>
        <table:table-row table:style-name="TableLine94574915566288">
          <table:table-cell table:style-name="HeaderReplacements.A1" office:value-type="string">
            <text:p text:style-name="P31">G4<text:span text:style-name="T5">H</text:span>EAntiOmegaMinusInelastic</text:p>
          </table:table-cell>
          <table:covered-table-cell/>
        </table:table-row>
        <table:table-row table:style-name="TableLine94575269232864">
          <table:table-cell table:style-name="HeaderReplacements.A1" office:value-type="string">
            <text:p text:style-name="P30">G4hLowEnergyIonisation</text:p>
          </table:table-cell>
          <table:table-cell table:style-name="HeaderReplacements.A1" office:value-type="string">
            <text:p text:style-name="P30">G4hIonisation</text:p>
          </table:table-cell>
        </table:table-row>
        <table:table-row table:style-name="TableLine94574745055840">
          <table:table-cell table:style-name="HeaderReplacements.A1" office:value-type="string">
            <text:p text:style-name="P29">G4LowEnergyRayleigh</text:p>
          </table:table-cell>
          <table:table-cell table:style-name="HeaderReplacements.A1" office:value-type="string">
            <text:p text:style-name="P29">G4RayleighScattering</text:p>
          </table:table-cell>
        </table:table-row>
        <table:table-row table:style-name="TableLine94574798882032">
          <table:table-cell table:style-name="HeaderReplacements.A1" office:value-type="string">
            <text:p text:style-name="P28">G4PenelopeCompton</text:p>
          </table:table-cell>
          <table:table-cell table:style-name="HeaderReplacements.A1" office:value-type="string">
            <text:p text:style-name="P28">G4PenelopeComptonModel</text:p>
          </table:table-cell>
        </table:table-row>
        <table:table-row table:style-name="TableLine94574825808832">
          <table:table-cell table:style-name="HeaderReplacements.A1" office:value-type="string">
            <text:p text:style-name="P28">G4PenelopeGammaConversion</text:p>
          </table:table-cell>
          <table:table-cell table:style-name="HeaderReplacements.A1" office:value-type="string">
            <text:p text:style-name="P28">G4PenelopeGammaConversionModel</text:p>
          </table:table-cell>
        </table:table-row>
        <table:table-row table:style-name="TableLine94575169743312">
          <table:table-cell table:style-name="HeaderReplacements.A1" office:value-type="string">
            <text:p text:style-name="P28">G4PenelopePhotoElectric</text:p>
          </table:table-cell>
          <table:table-cell table:style-name="HeaderReplacements.A1" office:value-type="string">
            <text:p text:style-name="P28">G4PenelopePhotoElectricModel</text:p>
          </table:table-cell>
        </table:table-row>
        <table:table-row table:style-name="TableLine94575107132560">
          <table:table-cell table:style-name="HeaderReplacements.A1" office:value-type="string">
            <text:p text:style-name="P28">G4PenelopeIonisation</text:p>
          </table:table-cell>
          <table:table-cell table:style-name="HeaderReplacements.A1" office:value-type="string">
            <text:p text:style-name="P28">G4PenelopeIonisationModel</text:p>
          </table:table-cell>
        </table:table-row>
        <table:table-row table:style-name="TableLine94575111696176">
          <table:table-cell table:style-name="HeaderReplacements.A1" office:value-type="string">
            <text:p text:style-name="P28">G4PenelopeBremsstrahlung</text:p>
          </table:table-cell>
          <table:table-cell table:style-name="HeaderReplacements.A1" office:value-type="string">
            <text:p text:style-name="P28">G4PenelopeBremsstrahlungModel</text:p>
          </table:table-cell>
        </table:table-row>
        <table:table-row table:style-name="TableLine94574890391376">
          <table:table-cell table:style-name="HeaderReplacements.A1" office:value-type="string">
            <text:p text:style-name="P28">G4PenelopeAnnihilation</text:p>
          </table:table-cell>
          <table:table-cell table:style-name="HeaderReplacements.A1" office:value-type="string">
            <text:p text:style-name="P28">G4PenelopeAnnihilationModel</text:p>
          </table:table-cell>
        </table:table-row>
        <table:table-row table:style-name="TableLine94574675064528">
          <table:table-cell table:style-name="HeaderReplacements.A1" office:value-type="string">
            <text:p text:style-name="P27">G4LowEnergyPhotoElectric</text:p>
          </table:table-cell>
          <table:table-cell table:style-name="HeaderReplacements.A1" office:value-type="string">
            <text:p text:style-name="P27">G4PhotoElectricEffect</text:p>
          </table:table-cell>
        </table:table-row>
        <table:table-row table:style-name="TableLine94574873819584">
          <table:table-cell table:style-name="HeaderReplacements.A1" office:value-type="string">
            <text:p text:style-name="P27">G4LowEnergyCompton</text:p>
          </table:table-cell>
          <table:table-cell table:style-name="HeaderReplacements.A1" office:value-type="string">
            <text:p text:style-name="P27">G4ComptonScattering</text:p>
          </table:table-cell>
        </table:table-row>
        <table:table-row table:style-name="TableLine94574758985216">
          <table:table-cell table:style-name="HeaderReplacements.A1" office:value-type="string">
            <text:p text:style-name="P27">G4LowEnergyGammaConversion</text:p>
          </table:table-cell>
          <table:table-cell table:style-name="HeaderReplacements.A1" office:value-type="string">
            <text:p text:style-name="P27">G4GammaConversion</text:p>
          </table:table-cell>
        </table:table-row>
        <table:table-row table:style-name="TableLine94575258225872">
          <table:table-cell table:style-name="HeaderReplacements.A1" office:value-type="string">
            <text:p text:style-name="P27">G4LowEnergyIonisation</text:p>
          </table:table-cell>
          <table:table-cell table:style-name="HeaderReplacements.A1" office:value-type="string">
            <text:p text:style-name="P27">G4eIonisation</text:p>
          </table:table-cell>
        </table:table-row>
        <table:table-row table:style-name="TableLine94574644638544">
          <table:table-cell table:style-name="HeaderReplacements.A1" office:value-type="string">
            <text:p text:style-name="P27">G4LowEnergyBremsstrahlung</text:p>
          </table:table-cell>
          <table:table-cell table:style-name="HeaderReplacements.A1" office:value-type="string">
            <text:p text:style-name="P27">G4eBremsstrahlung</text:p>
          </table:table-cell>
        </table:table-row>
      </table:table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2T10:11:41.720675101</meta:creation-date>
    <dc:date>2024-08-01T11:44:44.741041634</dc:date>
    <meta:editing-duration>P25DT13H56S</meta:editing-duration>
    <meta:editing-cycles>27</meta:editing-cycles>
    <meta:generator>LibreOffice/6.4.7.2$Linux_X86_64 LibreOffice_project/40$Build-2</meta:generator>
    <meta:document-statistic meta:table-count="2" meta:image-count="0" meta:object-count="0" meta:page-count="4" meta:paragraph-count="155" meta:word-count="816" meta:character-count="7596" meta:non-whitespace-character-count="6954"/>
  </office:meta>
</office:document-meta>
</file>